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Lucidasans" svg:font-family="Lucidasans" style:font-pitch="variable"/>
    <style:font-face style:name="Albany" svg:font-family="Albany" style:font-family-generic="swiss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>
          <table:table-cell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string">
            <text:p>X</text:p>
          </table:table-cell>
          <table:table-cell table:formula="oooc:=RAND()" office:value-type="float" office:value="0.511947996459853">
            <text:p>0.51</text:p>
          </table:table-cell>
          <table:table-cell table:formula="oooc:=RAND()" office:value-type="float" office:value="0.425733207190161">
            <text:p>0.43</text:p>
          </table:table-cell>
          <table:table-cell table:formula="oooc:=RAND()" office:value-type="float" office:value="0.0667439802240059">
            <text:p>0.07</text:p>
          </table:table-cell>
          <table:table-cell table:formula="oooc:=RAND()" office:value-type="float" office:value="0.713950010681478">
            <text:p>0.71</text:p>
          </table:table-cell>
          <table:table-cell table:formula="oooc:=RAND()" office:value-type="float" office:value="0.497085482345042">
            <text:p>0.5</text:p>
          </table:table-cell>
        </table:table-row>
        <table:table-row table:style-name="ro1">
          <table:table-cell office:value-type="string">
            <text:p>Y</text:p>
          </table:table-cell>
          <table:table-cell table:formula="oooc:=RAND()" office:value-type="float" office:value="0.608355967894528">
            <text:p>0.61</text:p>
          </table:table-cell>
          <table:table-cell table:formula="oooc:=RAND()" office:value-type="float" office:value="0.391338847010712">
            <text:p>0.39</text:p>
          </table:table-cell>
          <table:table-cell table:formula="oooc:=RAND()" office:value-type="float" office:value="0.606860560930204">
            <text:p>0.61</text:p>
          </table:table-cell>
          <table:table-cell table:formula="oooc:=RAND()" office:value-type="float" office:value="0.839564195684683">
            <text:p>0.84</text:p>
          </table:table-cell>
          <table:table-cell table:formula="oooc:=RAND()" office:value-type="float" office:value="0.875240333262124">
            <text:p>0.88</text:p>
          </table:table-cell>
        </table:table-row>
        <table:table-row table:style-name="ro1">
          <table:table-cell office:value-type="string">
            <text:p>Z</text:p>
          </table:table-cell>
          <table:table-cell table:formula="oooc:=RAND()" office:value-type="float" office:value="0.619190038758507">
            <text:p>0.62</text:p>
          </table:table-cell>
          <table:table-cell table:formula="oooc:=RAND()" office:value-type="float" office:value="0.166478469191565">
            <text:p>0.17</text:p>
          </table:table-cell>
          <table:table-cell table:formula="oooc:=RAND()" office:value-type="float" office:value="0.312295907467879">
            <text:p>0.31</text:p>
          </table:table-cell>
          <table:table-cell table:formula="oooc:=RAND()" office:value-type="float" office:value="0.87328714865566">
            <text:p>0.87</text:p>
          </table:table-cell>
          <table:table-cell table:formula="oooc:=RAND()" office:value-type="float" office:value="0.737296670430616">
            <text:p>0.74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Lucidasans" svg:font-family="Lucidasans" style:font-pitch="variable"/>
    <style:font-face style:name="Albany" svg:font-family="Albany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" fo:language="en" fo:country="US" style:font-name-asian="Andale Sans UI" style:language-asian="none" style:country-asian="none" style:font-name-complex="Lucidasans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3-10">03/10/2006</text:date>, <text:time>19:29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Solaris_Sparc OpenOffice.org_project/680m152$Build-9000$CWS-chart2mst3</meta:generator>
    <meta:creation-date>2006-03-10T19:27:34</meta:creation-date>
    <dc:date>2006-03-10T19:29:48</dc:date>
    <dc:language>en-US</dc:language>
    <meta:editing-cycles>2</meta:editing-cycles>
    <meta:editing-duration>PT2M15S</meta:editing-duration>
    <meta:user-defined meta:name="Info 1"/>
    <meta:user-defined meta:name="Info 2"/>
    <meta:user-defined meta:name="Info 3"/>
    <meta:user-defined meta:name="Info 4"/>
    <meta:document-statistic meta:table-count="3" meta:cell-count="23"/>
  </office:meta>
</office:document-meta>
</file>